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Vega">
            <text:p>Vega</text:p>
          </table:table-cell>
          <table:table-cell office:value-type="string" office:value="radiocarbon">
            <text:p>radiocarbon</text:p>
          </table:table-cell>
          <table:table-cell office:value-type="string" office:value="T-3059">
            <text:p>T-3059</text:p>
          </table:table-cell>
          <table:table-cell office:value-type="float" office:value="65.7102477401498">
            <text:p>65.7102477401498</text:p>
          </table:table-cell>
          <table:table-cell office:value-type="float" office:value="11.8874537535794">
            <text:p>11.8874537535794</text:p>
          </table:table-cell>
          <table:table-cell office:value-type="float" office:value="2850.0">
            <text:p>2850.0</text:p>
          </table:table-cell>
          <table:table-cell office:value-type="float" office:value="70.0">
            <text:p>70.0</text:p>
          </table:table-cell>
          <table:table-cell office:value-type="string" office:value="deerbone">
            <text:p>deerbone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4.55">
            <text:p>24.55</text:p>
          </table:table-cell>
          <table:table-cell office:value-type="float" office:value="1.29">
            <text:p>1.29</text:p>
          </table:table-cell>
          <table:table-cell office:value-type="float" office:value="1.292493624549171">
            <text:p>1.292493624549171</text:p>
          </table:table-cell>
          <table:table-cell office:value-type="string" office:value="Pettersen1982,Moller1987,CreelEtal2022">
            <text:p>Pettersen1982,Moller1987,CreelEtal2022</text:p>
          </table:table-cell>
        </table:table-row>
        <table:table-row>
          <table:table-cell office:value-type="string" office:value="Vega">
            <text:p>Vega</text:p>
          </table:table-cell>
          <table:table-cell office:value-type="string" office:value="radiocarbon">
            <text:p>radiocarbon</text:p>
          </table:table-cell>
          <table:table-cell office:value-type="string" office:value="T-3993">
            <text:p>T-3993</text:p>
          </table:table-cell>
          <table:table-cell office:value-type="float" office:value="65.7102477401498">
            <text:p>65.7102477401498</text:p>
          </table:table-cell>
          <table:table-cell office:value-type="float" office:value="11.8874537535794">
            <text:p>11.8874537535794</text:p>
          </table:table-cell>
          <table:table-cell office:value-type="float" office:value="4700.0">
            <text:p>4700.0</text:p>
          </table:table-cell>
          <table:table-cell office:value-type="float" office:value="100.0">
            <text:p>100.0</text:p>
          </table:table-cell>
          <table:table-cell office:value-type="string" office:value="birch/willow">
            <text:p>birch/willow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4.55">
            <text:p>24.55</text:p>
          </table:table-cell>
          <table:table-cell office:value-type="float" office:value="1.29">
            <text:p>1.29</text:p>
          </table:table-cell>
          <table:table-cell office:value-type="float" office:value="1.292493624549171">
            <text:p>1.292493624549171</text:p>
          </table:table-cell>
          <table:table-cell office:value-type="string" office:value="Pettersen1982,Moller1987,CreelEtal2022">
            <text:p>Pettersen1982,Moller1987,CreelEtal2022</text:p>
          </table:table-cell>
        </table:table-row>
        <table:table-row>
          <table:table-cell office:value-type="string" office:value="Vega">
            <text:p>Vega</text:p>
          </table:table-cell>
          <table:table-cell office:value-type="string" office:value="radiocarbon">
            <text:p>radiocarbon</text:p>
          </table:table-cell>
          <table:table-cell office:value-type="string" office:value="T-3058">
            <text:p>T-3058</text:p>
          </table:table-cell>
          <table:table-cell office:value-type="float" office:value="65.7102477401498">
            <text:p>65.7102477401498</text:p>
          </table:table-cell>
          <table:table-cell office:value-type="float" office:value="11.8874537535794">
            <text:p>11.8874537535794</text:p>
          </table:table-cell>
          <table:table-cell office:value-type="float" office:value="2760.0">
            <text:p>2760.0</text:p>
          </table:table-cell>
          <table:table-cell office:value-type="float" office:value="60.0">
            <text:p>60.0</text:p>
          </table:table-cell>
          <table:table-cell office:value-type="string" office:value="deerbone">
            <text:p>deerbone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4.55">
            <text:p>24.55</text:p>
          </table:table-cell>
          <table:table-cell office:value-type="float" office:value="1.29">
            <text:p>1.29</text:p>
          </table:table-cell>
          <table:table-cell office:value-type="float" office:value="1.292493624549171">
            <text:p>1.292493624549171</text:p>
          </table:table-cell>
          <table:table-cell office:value-type="string" office:value="Pettersen1982,Moller1987,CreelEtal2022">
            <text:p>Pettersen1982,Moller1987,CreelEtal2022</text:p>
          </table:table-cell>
        </table:table-row>
        <table:table-row>
          <table:table-cell office:value-type="string" office:value="Vega">
            <text:p>Vega</text:p>
          </table:table-cell>
          <table:table-cell office:value-type="string" office:value="radiocarbon">
            <text:p>radiocarbon</text:p>
          </table:table-cell>
          <table:table-cell office:value-type="string" office:value="T-1808">
            <text:p>T-1808</text:p>
          </table:table-cell>
          <table:table-cell office:value-type="float" office:value="65.6610244891941">
            <text:p>65.6610244891941</text:p>
          </table:table-cell>
          <table:table-cell office:value-type="float" office:value="11.7912806055728">
            <text:p>11.7912806055728</text:p>
          </table:table-cell>
          <table:table-cell office:value-type="float" office:value="8440.0">
            <text:p>8440.0</text:p>
          </table:table-cell>
          <table:table-cell office:value-type="float" office:value="190.0">
            <text:p>190.0</text:p>
          </table:table-cell>
          <table:table-cell office:value-type="string" office:value="oak">
            <text:p>oak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0.55">
            <text:p>80.55</text:p>
          </table:table-cell>
          <table:table-cell office:value-type="float" office:value="1.39">
            <text:p>1.39</text:p>
          </table:table-cell>
          <table:table-cell office:value-type="float" office:value="1.3899018651298995">
            <text:p>1.3899018651298995</text:p>
          </table:table-cell>
          <table:table-cell office:value-type="string" office:value="Pettersen1982,Moller1987,CreelEtal2022">
            <text:p>Pettersen1982,Moller1987,CreelEtal2022</text:p>
          </table:table-cell>
        </table:table-row>
        <table:table-row>
          <table:table-cell office:value-type="string" office:value="Vega">
            <text:p>Vega</text:p>
          </table:table-cell>
          <table:table-cell office:value-type="string" office:value="radiocarbon">
            <text:p>radiocarbon</text:p>
          </table:table-cell>
          <table:table-cell office:value-type="string" office:value="T-1807">
            <text:p>T-1807</text:p>
          </table:table-cell>
          <table:table-cell office:value-type="float" office:value="65.6610244891941">
            <text:p>65.6610244891941</text:p>
          </table:table-cell>
          <table:table-cell office:value-type="float" office:value="11.7912806055728">
            <text:p>11.7912806055728</text:p>
          </table:table-cell>
          <table:table-cell office:value-type="float" office:value="9350.0">
            <text:p>9350.0</text:p>
          </table:table-cell>
          <table:table-cell office:value-type="float" office:value="270.0">
            <text:p>270.0</text:p>
          </table:table-cell>
          <table:table-cell office:value-type="string" office:value="oak/willow">
            <text:p>oak/willow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0.55">
            <text:p>80.55</text:p>
          </table:table-cell>
          <table:table-cell office:value-type="float" office:value="1.39">
            <text:p>1.39</text:p>
          </table:table-cell>
          <table:table-cell office:value-type="float" office:value="1.3899018651298995">
            <text:p>1.3899018651298995</text:p>
          </table:table-cell>
          <table:table-cell office:value-type="string" office:value="Pettersen1982,Moller1987,CreelEtal2022">
            <text:p>Pettersen1982,Moller1987,CreelEtal2022</text:p>
          </table:table-cell>
        </table:table-row>
        <table:table-row>
          <table:table-cell office:value-type="string" office:value="Vega">
            <text:p>Vega</text:p>
          </table:table-cell>
          <table:table-cell office:value-type="string" office:value="radiocarbon">
            <text:p>radiocarbon</text:p>
          </table:table-cell>
          <table:table-cell office:value-type="string" office:value="T-124">
            <text:p>T-124</text:p>
          </table:table-cell>
          <table:table-cell office:value-type="float" office:value="65.28333333333333">
            <text:p>65.28333333333333</text:p>
          </table:table-cell>
          <table:table-cell office:value-type="float" office:value="12.15">
            <text:p>12.15</text:p>
          </table:table-cell>
          <table:table-cell office:value-type="float" office:value="10300.0">
            <text:p>10300.0</text:p>
          </table:table-cell>
          <table:table-cell office:value-type="float" office:value="250.0">
            <text:p>250.0</text:p>
          </table:table-cell>
          <table:table-cell office:value-type="string" office:value="portlandia arctica">
            <text:p>portlandia arct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9.0">
            <text:p>9.0</text:p>
          </table:table-cell>
          <table:table-cell office:value-type="float" office:value="2.25">
            <text:p>2.25</text:p>
          </table:table-cell>
          <table:table-cell office:value-type="float" office:value="2.246632141231672">
            <text:p>2.246632141231672</text:p>
          </table:table-cell>
          <table:table-cell office:value-type="string" office:value="Nydal1960,CreelEtal2022">
            <text:p>Nydal1960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